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4.369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 style:data-style-name="N31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1">
      <style:table-cell-properties style:text-align-source="fix" style:repeat-content="false"/>
      <style:paragraph-properties fo:text-align="center" fo:margin-left="0in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Arial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number-columns-repeated="1021" table:default-cell-style-name="ce2"/>
        <table:table-row table:style-name="ro1">
          <table:table-cell table:style-name="ce1" office:value-type="string">
            <text:p>Importance</text:p>
          </table:table-cell>
          <table:table-cell table:style-name="ce1" office:value-type="string">
            <text:p>Target Dat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High</text:p>
          </table:table-cell>
          <table:table-cell table:style-name="ce3" office:value-type="date" office:date-value="2018-06-09">
            <text:p>Sat 09/Jun 18</text:p>
          </table:table-cell>
          <table:table-cell office:value-type="string">
            <text:p>Visualization of simulator</text:p>
          </table:table-cell>
          <table:table-cell table:number-columns-repeated="1021"/>
        </table:table-row>
        <table:table-row table:style-name="ro2">
          <table:table-cell office:value-type="string">
            <text:p>High</text:p>
          </table:table-cell>
          <table:table-cell table:style-name="ce3" office:value-type="date" office:date-value="2018-06-09">
            <text:p>Sat 09/Jun 18</text:p>
          </table:table-cell>
          <table:table-cell office:value-type="string">
            <text:p>Advantage</text:p>
          </table:table-cell>
          <table:table-cell table:number-columns-repeated="1021"/>
        </table:table-row>
        <table:table-row table:style-name="ro2">
          <table:table-cell office:value-type="string">
            <text:p>Low</text:p>
          </table:table-cell>
          <table:table-cell table:style-name="ce3" office:value-type="date" office:date-value="2018-06-09">
            <text:p>Sat 09/Jun 18</text:p>
          </table:table-cell>
          <table:table-cell office:value-type="string">
            <text:p>Asynchronous</text:p>
          </table:table-cell>
          <table:table-cell table:number-columns-repeated="1021"/>
        </table:table-row>
        <table:table-row table:style-name="ro2">
          <table:table-cell office:value-type="string">
            <text:p>Medium</text:p>
          </table:table-cell>
          <table:table-cell table:style-name="ce3" office:value-type="date" office:date-value="2018-06-09">
            <text:p>Sat 09/Jun 18</text:p>
          </table:table-cell>
          <table:table-cell office:value-type="string">
            <text:p>Implement Obstacles (with convergence)</text:p>
          </table:table-cell>
          <table:table-cell table:number-columns-repeated="1021"/>
        </table:table-row>
        <table:table-row table:style-name="ro2">
          <table:table-cell office:value-type="string">
            <text:p>Low</text:p>
          </table:table-cell>
          <table:table-cell table:style-name="ce3" office:value-type="date" office:date-value="2018-06-09">
            <text:p>Sat 09/Jun 18</text:p>
          </table:table-cell>
          <table:table-cell office:value-type="string">
            <text:p>Function to return flat drone location</text:p>
          </table:table-cell>
          <table:table-cell table:number-columns-repeated="1021"/>
        </table:table-row>
        <table:table-row table:style-name="ro1" table:number-rows-repeated="392">
          <table:table-cell/>
          <table:table-cell table:style-name="ce4"/>
          <table:table-cell table:number-columns-repeated="1022"/>
        </table:table-row>
        <table:table-row table:style-name="ro1" table:number-rows-repeated="10481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5/23/2018</text:date>, <text:time>11:2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Hogstad</meta:initial-creator>
    <meta:creation-date>2018-05-23T09:12:48.29</meta:creation-date>
    <dc:date>2018-05-23T11:26:27.99</dc:date>
    <dc:creator>Benjamin Hogstad</dc:creator>
    <meta:editing-duration>PT2H13M38S</meta:editing-duration>
    <meta:editing-cycles>6</meta:editing-cycles>
    <meta:generator>OpenOffice/4.1.4$Win32 OpenOffice.org_project/414m5$Build-9788</meta:generator>
    <meta:document-statistic meta:table-count="3" meta:cell-count="18" meta:object-count="0"/>
  </office:meta>
</office:document-meta>
</file>